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222222" style:font-name="Arial" fo:font-size="12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font-size="12pt" fo:letter-spacing="normal" fo:font-style="normal" fo:font-weight="bold"/>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font-size="12pt" fo:letter-spacing="normal" fo:font-style="normal"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style>
    <style:style style:name="P8" style:family="paragraph" style:parent-style-name="Text_20_body">
      <style:paragraph-properties fo:margin-top="0in" fo:margin-bottom="0in" loext:contextual-spacing="false"/>
    </style:style>
    <style:style style:name="P9" style:family="paragraph" style:parent-style-name="Text_20_body" style:list-style-name="L1">
      <style:paragraph-properties fo:margin-left="0.1563in" fo:margin-right="0in" fo:margin-top="0in" fo:margin-bottom="0in" loext:contextual-spacing="false" fo:orphans="2" fo:widows="2" fo:text-indent="0in" style:auto-text-indent="false"/>
      <style:text-properties fo:font-variant="normal" fo:text-transform="none" fo:color="#222222" style:font-name="Arial" fo:font-size="12pt" fo:letter-spacing="normal" fo:font-style="normal" fo:font-weight="normal"/>
    </style:style>
    <style:style style:name="P10" style:family="paragraph" style:parent-style-name="Text_20_body" style:list-style-name="L1">
      <style:paragraph-properties fo:margin-left="0.1563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T1" style:family="text">
      <style:text-properties fo:font-weight="bold"/>
    </style:style>
    <style:style style:name="T2" style:family="text">
      <style:text-properties fo:font-variant="normal" fo:text-transform="none" fo:color="#222222" style:font-name="Arial" fo:font-size="12pt" fo:letter-spacing="normal" fo:font-style="normal" fo:font-weight="bold"/>
    </style:style>
    <style:style style:name="T3" style:family="text">
      <style:text-properties fo:font-variant="normal" fo:text-transform="none" fo:color="#222222" style:font-name="Arial"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fo:font-variant="normal" fo:text-transform="none" fo:color="#1155cc" style:font-name="Arial" fo:font-size="12pt" fo:letter-spacing="normal" fo:font-style="normal" fo:font-weight="normal"/>
    </style:style>
    <style:style style:name="T6" style:family="text">
      <style:text-properties style:font-name="Arial" fo:font-size="12pt" fo:font-style="normal" fo:font-weight="normal"/>
    </style:style>
    <style:style style:name="T7" style:family="text">
      <style:text-properties style:font-name="tahoma"/>
    </style:style>
    <style:style style:name="T8" style:family="text">
      <style:text-properties fo:font-style="italic"/>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ditor</text:span> </text:p>
      <text:p text:style-name="P3">I have received feedback from two reviewers, please see their comments below. The editors strongly support their arguments, including the lack of focus raised by Reviewer 1 and the call for a better review of the existing literature raised by Reviewer 2. In addressing their comments, I would kindly ask you to focus and not increase the length of the manuscript, as it already is a rather long – if not too long – manuscript including text, figures, tables and references.</text:p>
      <text:p text:style-name="P3">From an editorial perspective I would further like to add the following points:</text:p>
      <text:list xml:id="list3176373013" text:style-name="L1">
        <text:list-item>
          <text:p text:style-name="P9">Please carefully check your highlights. They include typos, grammar mistakes and are not expressed in good English language.</text:p>
        </text:list-item>
        <text:list-item>
          <text:p text:style-name="P9">Please thoroughly check the whole manuscript regarding English language and precision of terms. For example, the last sentence of the abstract does not really make sense in relation to the topic of your paper: what do you mean by: “…could foster support for ecology.”? Wrong translation? Your focus is climate policies, not ecology.</text:p>
        </text:list-item>
        <text:list-item>
          <text:p text:style-name="P9">Your references section needs careful checking. Many references are incomplete, e.g., volumes and page numbers missing for journal papers.</text:p>
        </text:list-item>
        <text:list-item>
          <text:p text:style-name="P9">Footnote 5 is strangely separated in two parts. </text:p>
        </text:list-item>
        <text:list-item>
          <text:p text:style-name="P10">Please carefully follow the journal’s guidelines for the resubmission of revised manuscripts, available online as part of the Guide for Authors.</text:p>
        </text:list-item>
      </text:list>
      <text:p text:style-name="P2"><text:line-break/><text:span text:style-name="T2">Reviewer 1</text:span><text:span text:style-name="T4"> </text:span></text:p>
      <text:p text:style-name="P4">Summary</text:p>
      <text:p text:style-name="P5">This paper examines perceptions and attitudes related to climate change and climate policy in France. It draws on a large representative survey and analyzes a wide range of survey questions.</text:p>
      <text:p text:style-name="P4">General comments</text:p>
      <text:p text:style-name="P5">This is (probably) the first academic opinion paper investigating French attitudes to climate policy after the Yellow Vest protests. Thus, it is a timely contribution and I believe it will be of interest to many readers. The survey sample is large, which gives confidence that sampling error is minimal. I also assume here that the statistical analysis is well conducted (except for one issue, see below). The insights, in particular regarding the dimensions of climate policy, are a useful contribution to the literature. In my view, the major shortcoming of the paper is that it lacks focus. 24 figures and 12 tables (counting also the Appendix) is a lot to digest for the reader in a single paper. As follows, I will give some suggestions to achieve more focus, as well as comment on some other issues.</text:p>
      <text:p text:style-name="P5">My main suggestion is to shorten section 3 about climate change attitudes. Here you present many results about various perceptions and attitudes, without motivating why you do so. For example, in Figure 6 you present results regarding “Perceived date of birth of first generation severely affected by CC”. Although you mention the result also in one line in the text, you do not further discuss it or use it in the subsequent analysis, e.g. as a predictor of climate policy attitudes. Nor did you provide a (theoretical or other) motivation why we should care about this construct. I could mention other examples here.</text:p>
      <text:p text:style-name="P5"><text:soft-page-break/>More generally, I believe that climate change perceptions have been analyzed much more than perceptions and attitudes related to climate policy. I believe your main novelty lies in the analysis of attitudes to carbon taxes and other climate policies. By shortening (or even deleting) section 3, you could devote more attention to the discussion of the results related to climate policy. Now you do this rather briefly in section 4-6. Moreover, with so many results, I would also expect a conclusion section that summarizes a bit more and answers the “So what does it all mean” question. A last comment about the conclusion is that I found it a bit odd to finish the paper with a “takeway” from the carbon tax in Sweden, after you dedicated the entire paper to the French case. I’m not recommending against drawing comparisons, but perhaps not in the final sentence.</text:p>
      <text:p text:style-name="P5">Apart from focus, I have one methodological concern with respect to the construction of the knowledge score in section 6.1. I believe it is common to test the reliability of such indexes / scores, for example by estimating the Cronbach alpha of the included items. I would recommend to consult a recent paper by Hoppe et al. (2018) which discusses different ways of measuring people’s knowledge about climate change. Perhaps there are alternative ways of constructing this index, which may influence your subsequent regression results.</text:p>
      <text:p text:style-name="P5">Moreover, I have some doubts about some items used for the knowledge score. Can we really count the view of India being more affected by climate change than the EU as “knowledge” but not as “perception”? Does it not depend on what one thinks of as “impacts”? Are responses to such a question not driven rather by what some researchers call “psychological distance” of climate change?</text:p>
      <text:p text:style-name="P4">Minor comments</text:p>
      <text:p text:style-name="P1"><text:span text:style-name="T7">·        </text:span>Style: better avoid „to do so“ 2x in one paragraph of the introduction</text:p>
      <text:p text:style-name="P1"><text:span text:style-name="T7">·        </text:span>Line 56: You write that France “recently experienced a carbon tax increase”, although before you said it was planned but canceled. Is this contradictory?</text:p>
      <text:p text:style-name="P1"><text:span text:style-name="T7">·        </text:span>The term “primings” in Figure 1 is unclear.</text:p>
      <text:p text:style-name="P1"><text:span text:style-name="T7">·        </text:span>In Figure 3 and in the text you use the term “anthropic”. I would say the term “anthropogenic” is more common.</text:p>
      <text:p text:style-name="P1"><text:span text:style-name="T7">·        </text:span>Figure 8: “perceived responsible” sounds a bit odd. Perhaps better “responsibility”.</text:p>
      <text:p text:style-name="P1"><text:span text:style-name="T7">·        </text:span>Figure 19: did nobody reply “insufficient”? Because I see no red bar.</text:p>
      <text:p text:style-name="P1"><text:span text:style-name="T7">·        </text:span>Figure 24: What does “number of policies” mean here?</text:p>
      <text:p text:style-name="P1"><text:span text:style-name="T7">·        </text:span>Table 2: I kind of expected that you would also examine the determinants of the approval of carbon taxes with different revenue uses, probably in a separate table. But perhaps you have a reason why you did not do this.</text:p>
      <text:p text:style-name="P1"><text:span text:style-name="T7">·        </text:span>Final suggestion: Perhaps mention “carbon tax” somehow in the title.</text:p>
      <text:p text:style-name="P4">Literature</text:p>
      <text:p text:style-name="P5">Hoppe, I., Taddicken, M., &amp; Reif, A. (2018). What do people know about climate change — and how confident are they? On measurements and analyses of science related knowledge. <text:span text:style-name="T8">Journal of Science Communication (Jcom),</text:span> <text:span text:style-name="T8">17</text:span>(3): A01, pp. 1-26. doi:10.22323/2.17030201.</text:p>
      <text:p text:style-name="Text_20_body"><text:soft-page-break/><text:line-break/></text:p>
      <text:p text:style-name="P4">Reviewer 2</text:p>
      <text:p text:style-name="P8"/>
      <text:p text:style-name="P5">The article describes the attitude towards different climate change policies in France in relation to a large set of socio-economic variables and other household characteristics based on survey data. It analyzes which socio-economic indicators are correlated with different attitudes and, based on this, gives recommendations on how to further advance climate change policies in France. The authors pay particular attention to the Yellow Vest movement. The survey consists of answers from 3002 respondents and seems to represent the French population well.  </text:p>
      <text:p text:style-name="P5"/>
      <text:p text:style-name="P5">This article treats a highly policy relevant and up-to-date topic in a systematic and accessible fashion. It sheds light on the underexplored topic of which climate policy designs are acceptable to the general public and comes to new policy recommendations for the French case. I would recommend the publication of this article, after the points mentioned below are addressed accordingly.</text:p>
      <text:p text:style-name="P5"/>
      <text:p text:style-name="P5">* Introduction (p.2. from line 44): Here I would strongly suggest a literature review that is a bit more extensive. Maybe two or three additional paragraphs that summarize the main results found by other studies. Most of the relevant studies are already cited in later sections, but in a rather dispersed way that does not give much of an overview. Additional relevant literature is reviewed for example in:</text:p>
      <text:p text:style-name="P7"><text:a xlink:type="simple" xlink:href="https://www.tandfonline.com/doi/full/10.1080/14693062.2019.1639490" office:target-frame-name="_blank" xlink:show="new" text:style-name="Internet_20_link" text:visited-style-name="Visited_20_Internet_20_Link"><text:span text:style-name="T5">https://www.tandfonline.com/</text:span></text:a></text:p>
      <text:p text:style-name="P5"/>
      <text:p text:style-name="P7"><text:span text:style-name="T3">* line 151 and also in the rest of the document. I would strongly suggest to use the word anthropogenic instead of anthropic. See also: </text:span><text:a xlink:type="simple" xlink:href="https://wikidiff.com/anthropogenic/anthropic" office:target-frame-name="_blank" xlink:show="new" text:style-name="Internet_20_link" text:visited-style-name="Visited_20_Internet_20_Link"><text:span text:style-name="T5">https://wikidiff.com/</text:span></text:a></text:p>
      <text:p text:style-name="P5"/>
      <text:p text:style-name="P5">* line 249: please define the concept of "warm glow" in this context</text:p>
      <text:p text:style-name="P5"/>
      <text:p text:style-name="P5">* line 570: "...are usually less cost effective than Pigouvian taxation". There are situations in which this is not necessarily the case. See for example: Goulder, Hafstead, Williams 2016 General Equilibrium Impacts of a Federal Clean Energy Standard. If there are additional distributional constraints, other climate change policies might be also more efficient (Stiglitz, 2019, EER, already cited in your manuscript).</text:p>
      <text:p text:style-name="P5"/>
      <text:p text:style-name="P5">* page 11 Table I: </text:p>
      <text:p text:style-name="P6">       <text:span text:style-name="T6">- Why is "extreme left" not included in column (3) and (6)?</text:span></text:p>
      <text:p text:style-name="P6">       <text:span text:style-name="T6">- Please include Yellow Vests: opposed. This is quite an interesting variable and you also explicitly refer to it on page 12 in line 724.</text:span></text:p>
      <text:p text:style-name="P5"/>
      <text:p text:style-name="P7"><text:span text:style-name="T3">* line 869: There is more recent literature on trust and climate policy support. see for example Rafaty, R. (2018). </text:span><text:a xlink:type="simple" xlink:href="https://www.mitpressjournals.org/doi/full/10.1162/glep_a_00471" office:target-frame-name="_blank" xlink:show="new" text:style-name="Internet_20_link" text:visited-style-name="Visited_20_Internet_20_Link"><text:span text:style-name="T5">Perceptions of Corruption, Political Distrust, and the Weakening of Climate Policy.</text:span></text:a><text:span text:style-name="T3"> Global Environmental Politics, 18(3), pp. 106-129.</text:span></text:p>
      <text:p text:style-name="P5"/>
      <text:p text:style-name="P5"><text:soft-page-break/>* line 883: please cite additional literature here. For example</text:p>
      <text:p text:style-name="P5">Ziegler, A. (2017) Political orientation, environmental values, and climate change beliefs<text:line-break/>and attitudes: An empirical cross country analysis. Energy Econ. 63, 144–153.</text:p>
      <text:p text:style-name="P5">Cherry, T. L., Kallbekken, S. &amp; Kroll, S. (2017). Accepting market failure: Cultural<text:line-break/>worldviews and the opposition to corrective environmental policies. J. Environ.<text:line-break/>Econ. Manage. 85, 193–204.</text:p>
      <text:p text:style-name="P5"/>
      <text:p text:style-name="P5">* line 886-890: please refer to Table 2.3.</text:p>
      <text:p text:style-name="P5"/>
      <text:p text:style-name="P5">* line 946: What does "this policy" refer to - dividends or kerosene taxation or the combination?</text:p>
      <text:p text:style-name="P5"/>
      <text:p text:style-name="P5">Typos:</text:p>
      <text:p text:style-name="P5">* abstract: "studies in details" should be "studies in detail"</text:p>
      <text:p text:style-name="P5">* page 3 line 133: "it will severely effect" should be "affect"</text:p>
      <text:p text:style-name="P5">* line 329: "thought is was desirable" should be "it"</text:p>
      <text:p text:style-name="P5">* line 852: "consistently" should be consistent</text:p>
      <text:p text:style-name="P5">* line 861: "does not simply reflects from lower..." should this be "does not simply reflect lower" ?</text:p>
      <text:p text:style-name="P5">* line 885: "that people most likely" should be "that people that are most likely"?</text:p>
      <text:p text:style-name="P5">* line 957-962: There is something wrong with this sentence and it also is too lo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08:33:33.554809940</meta:creation-date>
    <dc:date>2019-09-04T08:35:03.900951025</dc:date>
    <meta:editing-duration>PT1M37S</meta:editing-duration>
    <meta:editing-cycles>1</meta:editing-cycles>
    <meta:document-statistic meta:table-count="0" meta:image-count="0" meta:object-count="0" meta:page-count="4" meta:paragraph-count="55" meta:word-count="1554" meta:character-count="9596" meta:non-whitespace-character-count="8014"/>
    <meta:generator>LibreOffice/6.0.7.3$Linux_X86_64 LibreOffice_project/00m0$Build-3</meta:generator>
  </office:meta>
</office:document-meta>
</file>